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-100" table:style-name="ta1">
        <table:shapes>
          <draw:frame draw:z-index="0" draw:style-name="gr1" draw:text-style-name="P1" svg:width="7.0319in" svg:height="3.5429in" svg:x="0in" svg:y="4.5571in">
            <draw:object draw:notify-on-update-of-ranges="'m-100'.A11:'m-100'.A11 'm-100'.B11:'m-100'.H11 'm-100'.A12:'m-100'.A12 'm-100'.B12:'m-100'.H12 'm-100'.A13:'m-100'.A13 'm-100'.B13:'m-100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563in" svg:height="3.5429in" svg:x="0.0433in" svg:y="8.3224in">
            <draw:object draw:notify-on-update-of-ranges="'m-100'.A18:'m-100'.A18 'm-100'.B18:'m-100'.H18 'm-100'.A19:'m-100'.A19 'm-100'.B19:'m-100'.H19 'm-100'.A20:'m-100'.A20 'm-100'.B20:'m-100'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.65" calcext:value-type="float">
            <text:p>4.65</text:p>
          </table:table-cell>
          <table:table-cell office:value-type="float" office:value="3.94" calcext:value-type="float">
            <text:p>3.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table:style-name="ce1" office:value-type="string" calcext:value-type="string">
            <text:p>1.000%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7.31" calcext:value-type="float">
            <text:p>7.31</text:p>
          </table:table-cell>
          <table:table-cell office:value-type="float" office:value="8.36" calcext:value-type="float">
            <text:p>8.36</text:p>
          </table:table-cell>
          <table:table-cell office:value-type="float" office:value="371.2" calcext:value-type="float">
            <text:p>37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  <table:table-cell table:style-name="ce1" office:value-type="string" calcext:value-type="string">
            <text:p>0.500%</text:p>
          </table:table-cell>
          <table:table-cell office:value-type="float" office:value="40.24955" calcext:value-type="float">
            <text:p>40.2495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28" calcext:value-type="float">
            <text:p>12.28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sem v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lux</text:p>
          </table:table-cell>
          <table:table-cell office:value-type="float" office:value="20.15316" calcext:value-type="float">
            <text:p>20.15316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12014" calcext:value-type="float">
            <text:p>100.12014</text:p>
          </table:table-cell>
          <table:table-cell office:value-type="float" office:value="199.92003" calcext:value-type="float">
            <text:p>199.92003</text:p>
          </table:table-cell>
          <table:table-cell office:value-type="float" office:value="291.12082" calcext:value-type="float">
            <text:p>291.12082</text:p>
          </table:table-cell>
          <table:table-cell office:value-type="float" office:value="283.38647" calcext:value-type="float">
            <text:p>283.38647</text:p>
          </table:table-cell>
          <table:table-cell office:value-type="float" office:value="264.44533" calcext:value-type="float">
            <text:p>264.44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C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40.10427" calcext:value-type="float">
            <text:p>40.10427</text:p>
          </table:table-cell>
          <table:table-cell office:value-type="float" office:value="100" calcext:value-type="float">
            <text:p>100</text:p>
          </table:table-cell>
          <table:table-cell office:value-type="float" office:value="199.40179" calcext:value-type="float">
            <text:p>199.40179</text:p>
          </table:table-cell>
          <table:table-cell office:value-type="float" office:value="315.55696" calcext:value-type="float">
            <text:p>315.55696</text:p>
          </table:table-cell>
          <table:table-cell office:value-type="float" office:value="315.23367" calcext:value-type="float">
            <text:p>315.23367</text:p>
          </table:table-cell>
          <table:table-cell office:value-type="float" office:value="310.22181" calcext:value-type="float">
            <text:p>310.2218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m v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lux</text:p>
          </table:table-cell>
          <table:table-cell office:value-type="float" office:value="20.18571" calcext:value-type="float">
            <text:p>20.18571</text:p>
          </table:table-cell>
          <table:table-cell office:value-type="float" office:value="40.12841" calcext:value-type="float">
            <text:p>40.12841</text:p>
          </table:table-cell>
          <table:table-cell office:value-type="float" office:value="99.94004" calcext:value-type="float">
            <text:p>99.94004</text:p>
          </table:table-cell>
          <table:table-cell office:value-type="float" office:value="199.8002" calcext:value-type="float">
            <text:p>199.8002</text:p>
          </table:table-cell>
          <table:table-cell office:value-type="float" office:value="287.64562" calcext:value-type="float">
            <text:p>287.64562</text:p>
          </table:table-cell>
          <table:table-cell office:value-type="float" office:value="263.3138" calcext:value-type="float">
            <text:p>263.3138</text:p>
          </table:table-cell>
          <table:table-cell office:value-type="float" office:value="248.08766" calcext:value-type="float">
            <text:p>248.08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C</text:p>
          </table:table-cell>
          <table:table-cell office:value-type="float" office:value="20.14099" calcext:value-type="float">
            <text:p>20.14099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04002" calcext:value-type="float">
            <text:p>100.04002</text:p>
          </table:table-cell>
          <table:table-cell office:value-type="float" office:value="199.76029" calcext:value-type="float">
            <text:p>199.76029</text:p>
          </table:table-cell>
          <table:table-cell office:value-type="float" office:value="303.81285" calcext:value-type="float">
            <text:p>303.81285</text:p>
          </table:table-cell>
          <table:table-cell office:value-type="float" office:value="304.52988" calcext:value-type="float">
            <text:p>304.52988</text:p>
          </table:table-cell>
          <table:table-cell office:value-type="float" office:value="302.77035" calcext:value-type="float">
            <text:p>302.770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3:33:04.470879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43:03.325476247</dc:date>
    <meta:editing-duration>PT17M19S</meta:editing-duration>
    <meta:editing-cycles>3</meta:editing-cycles>
    <meta:generator>LibreOffice/6.4.7.2$Linux_X86_64 LibreOffice_project/40$Build-2</meta:generator>
    <meta:document-statistic meta:table-count="1" meta:cell-count="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62cm" svg:height="9cm" xlink:href=".." xlink:type="simple" chart:class="chart:bar" chart:style-name="ch1">
        <chart:title svg:x="3.437cm" svg:y="0.316cm" chart:style-name="ch2">
          <text:p>Comparação entre MVC e Webflux sem virtual threads</text:p>
        </chart:title>
        <chart:legend chart:legend-position="end" svg:x="15.969cm" svg:y="3.952cm" style:legend-expansion="high" chart:style-name="ch3"/>
        <chart:plot-area chart:style-name="ch4" table:cell-range-address="'m-100'.A11:'m-100'.H13" chart:data-source-has-labels="both" svg:x="1.368cm" svg:y="1.275cm" svg:width="14.244cm" svg:height="6.564cm">
          <chartooo:coordinate-region svg:x="2.175cm" svg:y="1.474cm" svg:width="13.437cm" svg:height="5.718cm"/>
          <chart:axis chart:dimension="x" chart:name="primary-x" chart:style-name="ch5" chartooo:axis-type="auto">
            <chartooo:date-scale/>
            <chart:title svg:x="7.811cm" svg:y="8.019cm" chart:style-name="ch6">
              <text:p>usuários</text:p>
            </chart:title>
            <chart:categories table:cell-range-address="'m-100'.B11:'m-100'.H11"/>
          </chart:axis>
          <chart:axis chart:dimension="y" chart:name="primary-y" chart:style-name="ch7">
            <chart:title svg:x="0.451cm" svg:y="5.395cm" chart:style-name="ch8">
              <text:p>throughput</text:p>
            </chart:title>
            <chart:grid chart:style-name="ch9" chart:class="major"/>
          </chart:axis>
          <chart:series chart:style-name="ch10" chart:values-cell-range-address="'m-100'.B12:'m-100'.H12" chart:label-cell-address="'m-100'.A12:'m-100'.A12" chart:class="chart:bar">
            <chart:data-point chart:repeated="7"/>
          </chart:series>
          <chart:series chart:style-name="ch11" chart:values-cell-range-address="'m-100'.B13:'m-100'.H13" chart:label-cell-address="'m-100'.A13:'m-100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1:'m-100'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Weblux</text:p>
                <draw:g>
                  <svg:desc>'m-100'.A12:'m-100'.A12</svg:desc>
                </draw:g>
              </table:table-cell>
              <table:table-cell office:value-type="float" office:value="20.15316">
                <text:p>20.15316</text:p>
                <draw:g>
                  <svg:desc>'m-100'.B12:'m-100'.H12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12014">
                <text:p>100.12014</text:p>
              </table:table-cell>
              <table:table-cell office:value-type="float" office:value="199.92003">
                <text:p>199.92003</text:p>
              </table:table-cell>
              <table:table-cell office:value-type="float" office:value="291.12082">
                <text:p>291.12082</text:p>
              </table:table-cell>
              <table:table-cell office:value-type="float" office:value="283.38647">
                <text:p>283.38647</text:p>
              </table:table-cell>
              <table:table-cell office:value-type="float" office:value="264.44533">
                <text:p>264.44533</text:p>
              </table:table-cell>
            </table:table-row>
            <table:table-row>
              <table:table-cell office:value-type="string">
                <text:p>MVC</text:p>
                <draw:g>
                  <svg:desc>'m-100'.A13:'m-100'.A13</svg:desc>
                </draw:g>
              </table:table-cell>
              <table:table-cell office:value-type="float" office:value="20.16536">
                <text:p>20.16536</text:p>
                <draw:g>
                  <svg:desc>'m-100'.B13:'m-100'.H13</svg:desc>
                </draw:g>
              </table:table-cell>
              <table:table-cell office:value-type="float" office:value="40.10427">
                <text:p>40.10427</text:p>
              </table:table-cell>
              <table:table-cell office:value-type="float" office:value="100">
                <text:p>100</text:p>
              </table:table-cell>
              <table:table-cell office:value-type="float" office:value="199.40179">
                <text:p>199.40179</text:p>
              </table:table-cell>
              <table:table-cell office:value-type="float" office:value="315.55696">
                <text:p>315.55696</text:p>
              </table:table-cell>
              <table:table-cell office:value-type="float" office:value="315.23367">
                <text:p>315.23367</text:p>
              </table:table-cell>
              <table:table-cell office:value-type="float" office:value="310.22181">
                <text:p>310.2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cm" svg:height="9cm" xlink:href=".." xlink:type="simple" chart:class="chart:bar" chart:style-name="ch1">
        <chart:title svg:x="3.341cm" svg:y="0.316cm" chart:style-name="ch2">
          <text:p>Comparação entre MVC e Webflux com virtual threads</text:p>
        </chart:title>
        <chart:legend chart:legend-position="end" svg:x="15.777cm" svg:y="3.952cm" style:legend-expansion="high" chart:style-name="ch3"/>
        <chart:plot-area chart:style-name="ch4" table:cell-range-address="'m-100'.A18:'m-100'.H20" chart:data-source-has-labels="both" svg:x="1.364cm" svg:y="1.275cm" svg:width="14.06cm" svg:height="6.564cm">
          <chartooo:coordinate-region svg:x="2.171cm" svg:y="1.474cm" svg:width="13.253cm" svg:height="5.718cm"/>
          <chart:axis chart:dimension="x" chart:name="primary-x" chart:style-name="ch5" chartooo:axis-type="auto">
            <chartooo:date-scale/>
            <chart:title svg:x="7.715cm" svg:y="8.019cm" chart:style-name="ch6">
              <text:p>usuários</text:p>
            </chart:title>
            <chart:categories table:cell-range-address="'m-100'.B18:'m-100'.H18"/>
          </chart:axis>
          <chart:axis chart:dimension="y" chart:name="primary-y" chart:style-name="ch7">
            <chart:title svg:x="0.451cm" svg:y="5.395cm" chart:style-name="ch8">
              <text:p>throughput</text:p>
            </chart:title>
            <chart:grid chart:style-name="ch9" chart:class="major"/>
          </chart:axis>
          <chart:series chart:style-name="ch10" chart:values-cell-range-address="'m-100'.B19:'m-100'.H19" chart:label-cell-address="'m-100'.A19:'m-100'.A19" chart:class="chart:bar">
            <chart:data-point chart:repeated="7"/>
          </chart:series>
          <chart:series chart:style-name="ch11" chart:values-cell-range-address="'m-100'.B20:'m-100'.H20" chart:label-cell-address="'m-100'.A20:'m-100'.A2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8:'m-100'.H18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Weblux</text:p>
                <draw:g>
                  <svg:desc>'m-100'.A19:'m-100'.A19</svg:desc>
                </draw:g>
              </table:table-cell>
              <table:table-cell office:value-type="float" office:value="20.18571">
                <text:p>20.18571</text:p>
                <draw:g>
                  <svg:desc>'m-100'.B19:'m-100'.H19</svg:desc>
                </draw:g>
              </table:table-cell>
              <table:table-cell office:value-type="float" office:value="40.12841">
                <text:p>40.12841</text:p>
              </table:table-cell>
              <table:table-cell office:value-type="float" office:value="99.94004">
                <text:p>99.94004</text:p>
              </table:table-cell>
              <table:table-cell office:value-type="float" office:value="199.8002">
                <text:p>199.8002</text:p>
              </table:table-cell>
              <table:table-cell office:value-type="float" office:value="287.64562">
                <text:p>287.64562</text:p>
              </table:table-cell>
              <table:table-cell office:value-type="float" office:value="263.3138">
                <text:p>263.3138</text:p>
              </table:table-cell>
              <table:table-cell office:value-type="float" office:value="248.08766">
                <text:p>248.08766</text:p>
              </table:table-cell>
            </table:table-row>
            <table:table-row>
              <table:table-cell office:value-type="string">
                <text:p>MVC</text:p>
                <draw:g>
                  <svg:desc>'m-100'.A20:'m-100'.A20</svg:desc>
                </draw:g>
              </table:table-cell>
              <table:table-cell office:value-type="float" office:value="20.14099">
                <text:p>20.14099</text:p>
                <draw:g>
                  <svg:desc>'m-100'.B20:'m-100'.H20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76029">
                <text:p>199.76029</text:p>
              </table:table-cell>
              <table:table-cell office:value-type="float" office:value="303.81285">
                <text:p>303.81285</text:p>
              </table:table-cell>
              <table:table-cell office:value-type="float" office:value="304.52988">
                <text:p>304.52988</text:p>
              </table:table-cell>
              <table:table-cell office:value-type="float" office:value="302.77035">
                <text:p>302.77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